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66.21mm"/>
    </style:style>
    <style:style style:name="co21" style:family="table-column">
      <style:table-column-properties fo:break-before="auto" style:column-width="185.98mm"/>
    </style:style>
    <style:style style:name="co22" style:family="table-column">
      <style:table-column-properties fo:break-before="auto" style:column-width="84.23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1016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4 wheel Stanhope</text:p>
          </table:table-cell>
          <table:table-cell table:style-name="ce3" office:value-type="string" calcext:value-type="string">
            <text:p>Rail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formula="of:=[.C2]" office:value-type="float" office:value="10" calcext:value-type="float">
            <text:p>10</text:p>
          </table:table-cell>
          <table:table-cell table:style-name="ce1"/>
          <table:table-cell table:style-name="ce16" office:value-type="string" calcext:value-type="string">
            <text:p>Kidner, p. 8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1017"/>
        </table:table-row>
        <table:table-row table:style-name="ro3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1017"/>
        </table:table-row>
        <table:table-row table:style-name="ro3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1" calcext:value-type="float">
            <text:p>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10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3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41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69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8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287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91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3" calcext:value-type="float">
            <text:p>73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03]+5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7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0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18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5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5" calcext:value-type="float">
            <text:p>75</text:p>
          </table:table-cell>
          <table:table-cell office:value-type="string" calcext:value-type="string">
            <text:p>5ft 10 9/16 between compartment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386]+16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7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88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94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8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1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29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0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5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6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06" calcext:value-type="float">
            <text:p>10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456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0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466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472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6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479]+10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485]+10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488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89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490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1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492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496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0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6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0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09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17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1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1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2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529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530]+5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536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5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6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547]+5" office:value-type="float" office:value="108" calcext:value-type="float">
            <text:p>10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548]+25" office:value-type="float" office:value="128" calcext:value-type="float">
            <text:p>12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0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552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553]+5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557]+5" office:value-type="float" office:value="111" calcext:value-type="float">
            <text:p>11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558]+16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560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561]+5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563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565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566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571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572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575]+16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576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577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578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79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580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581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582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584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585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586]+16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588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589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590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591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592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593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594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596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597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599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00]+2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1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02]+20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03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04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05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6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08]+5" office:value-type="float" office:value="132" calcext:value-type="float">
            <text:p>1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09]+20" office:value-type="float" office:value="147" calcext:value-type="float">
            <text:p>1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1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12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13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4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5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16]+16" office:value-type="float" office:value="145" calcext:value-type="float">
            <text:p>1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17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8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19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20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1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3]" office:value-type="float" office:value="130" calcext:value-type="float">
            <text:p>1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24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5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62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627]+10" office:value-type="float" office:value="140" calcext:value-type="float">
            <text:p>1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629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30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1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2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633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634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35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6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7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638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639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0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641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2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643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5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46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47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48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651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652]+16" office:value-type="float" office:value="150" calcext:value-type="float">
            <text:p>1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653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eur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6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657]+16" office:value-type="float" office:value="151" calcext:value-type="float">
            <text:p>15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658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659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0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661]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66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66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68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0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671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2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3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674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675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678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680]+16" office:value-type="float" office:value="155" calcext:value-type="float">
            <text:p>1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4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88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689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690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691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692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694]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6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7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698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0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01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4]+16" office:value-type="float" office:value="161" calcext:value-type="float">
            <text:p>1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0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0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0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2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14]+16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5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67" calcext:value-type="float">
            <text:p>1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7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0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721]" office:value-type="float" office:value="148" calcext:value-type="float">
            <text:p>1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722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723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5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726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727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28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729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730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1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2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733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4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6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737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738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740]+10" office:value-type="float" office:value="163" calcext:value-type="float">
            <text:p>1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1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74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74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8]+16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75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752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753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4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1018"/>
        </table:table-row>
        <table:table-row table:style-name="ro5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1017"/>
        </table:table-row>
        <table:table-row table:style-name="ro5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757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8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3]+16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764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80" calcext:value-type="float">
            <text:p>1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767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768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0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1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77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773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777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778]+25" office:value-type="float" office:value="194" calcext:value-type="float">
            <text:p>1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779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0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781]+20" office:value-type="float" office:value="190" calcext:value-type="float">
            <text:p>1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2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3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5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786]+16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787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790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793]+16" office:value-type="float" office:value="189" calcext:value-type="float">
            <text:p>1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794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6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95" calcext:value-type="float">
            <text:p>1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798]+16" office:value-type="float" office:value="191" calcext:value-type="float">
            <text:p>19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96" calcext:value-type="float">
            <text:p>1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98" calcext:value-type="float">
            <text:p>1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02]+25" office:value-type="float" office:value="204" calcext:value-type="float">
            <text:p>2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03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04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805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6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807]+20" office:value-type="float" office:value="214" calcext:value-type="float">
            <text:p>2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810]+25" office:value-type="float" office:value="221" calcext:value-type="float">
            <text:p>2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217" calcext:value-type="float">
            <text:p>2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812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813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222" calcext:value-type="float">
            <text:p>2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815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816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817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818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819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820]+25" office:value-type="float" office:value="245" calcext:value-type="float">
            <text:p>245</text:p>
          </table:table-cell>
          <table:table-cell table:number-columns-repeated="1019"/>
        </table:table-row>
        <table:table-row table:style-name="ro3" table:number-rows-repeated="104775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820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5">00/00/0000</text:date>, <text:time style:data-style-name="N2" text:time-value="18:44:06.20470624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20-01-05T18:46:40.939524501</dc:date>
    <meta:editing-duration>P79DT20H50M55S</meta:editing-duration>
    <meta:editing-cycles>1654</meta:editing-cycles>
    <meta:generator>LibreOffice/6.0.7.3$Linux_X86_64 LibreOffice_project/00m0$Build-3</meta:generator>
    <dc:creator>James Petts</dc:creator>
    <meta:document-statistic meta:table-count="3" meta:cell-count="5148" meta:object-count="0"/>
  </office:meta>
</office:document-meta>
</file>